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ro1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1.5pt solid #000000" fo:border-right="none" fo:border-top="1.5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00a933" fo:border-left="1.5pt solid #000000" fo:border-right="none" fo:border-top="none"/>
    </style:style>
    <style:style style:name="ce4" style:family="table-cell" style:parent-style-name="Default">
      <style:table-cell-properties fo:border-bottom="1.5pt solid #000000" fo:background-color="#00a933" fo:border-left="1.5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1.5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order-bottom="1.5pt solid #000000" fo:background-color="#00a933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1.5pt solid #000000" fo:border-top="1.5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00a933" fo:border-left="none" fo:border-right="1.5pt solid #000000" fo:border-top="none"/>
    </style:style>
    <style:style style:name="ce10" style:family="table-cell" style:parent-style-name="Default">
      <style:table-cell-properties fo:border-bottom="1.5pt solid #000000" fo:background-color="#00a933" fo:border-left="none" fo:border-right="1.5pt solid #000000" fo:border-top="none"/>
    </style:style>
    <style:style style:name="ce11" style:family="table-cell" style:parent-style-name="Default">
      <style:table-cell-properties fo:border-bottom="none" fo:background-color="#ffff00" fo:border-left="1.5pt solid #000000" fo:border-right="none" fo:border-top="none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order-bottom="none" fo:background-color="#ffff00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F_1_METRIC__gscv_method_comparison_dump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2" office:value-type="string" calcext:value-type="string">
            <text:p>sklearn_refit_False_post_init</text:p>
          </table:table-cell>
          <table:table-cell table:style-name="ce5" office:value-type="string" calcext:value-type="string">
            <text:p>dask_refit_False_post_init</text:p>
          </table:table-cell>
          <table:table-cell table:style-name="ce5" office:value-type="string" calcext:value-type="string">
            <text:p>gstcv_sklearn_refit_False_post_init</text:p>
          </table:table-cell>
          <table:table-cell table:style-name="ce8" office:value-type="string" calcext:value-type="string">
            <text:p>gstcv_dask_refit_False_post_init</text:p>
          </table:table-cell>
          <table:table-cell table:style-name="ce2" office:value-type="string" calcext:value-type="string">
            <text:p>sklearn_refit_balanced_accuracy_post_init</text:p>
          </table:table-cell>
          <table:table-cell table:style-name="ce5" office:value-type="string" calcext:value-type="string">
            <text:p>dask_refit_balanced_accuracy_post_init</text:p>
          </table:table-cell>
          <table:table-cell table:style-name="ce5" office:value-type="string" calcext:value-type="string">
            <text:p>gstcv_sklearn_refit_balanced_accuracy_post_init</text:p>
          </table:table-cell>
          <table:table-cell table:style-name="ce8" office:value-type="string" calcext:value-type="string">
            <text:p>gstcv_dask_refit_balanced_accuracy_post_init</text:p>
          </table:table-cell>
          <table:table-cell table:style-name="ce2" office:value-type="string" calcext:value-type="string">
            <text:p>sklearn_refit_refit_fxn_post_init</text:p>
          </table:table-cell>
          <table:table-cell table:style-name="ce5" office:value-type="string" calcext:value-type="string">
            <text:p>dask_refit_refit_fxn_post_init</text:p>
          </table:table-cell>
          <table:table-cell table:style-name="ce5" office:value-type="string" calcext:value-type="string">
            <text:p>gstcv_sklearn_refit_refit_fxn_post_init</text:p>
          </table:table-cell>
          <table:table-cell table:style-name="ce8" office:value-type="string" calcext:value-type="string">
            <text:p>gstcv_dask_refit_refit_fxn_post_init</text:p>
          </table:table-cell>
          <table:table-cell table:style-name="ce2" office:value-type="string" calcext:value-type="string">
            <text:p>sklearn_refit_False_post_fit</text:p>
          </table:table-cell>
          <table:table-cell table:style-name="ce5" office:value-type="string" calcext:value-type="string">
            <text:p>dask_refit_False_post_fit</text:p>
          </table:table-cell>
          <table:table-cell table:style-name="ce5" office:value-type="string" calcext:value-type="string">
            <text:p>gstcv_sklearn_refit_False_post_fit</text:p>
          </table:table-cell>
          <table:table-cell table:style-name="ce8" office:value-type="string" calcext:value-type="string">
            <text:p>gstcv_dask_refit_False_post_fit</text:p>
          </table:table-cell>
          <table:table-cell table:style-name="ce2" office:value-type="string" calcext:value-type="string">
            <text:p>sklearn_refit_balanced_accuracy_post_fit</text:p>
          </table:table-cell>
          <table:table-cell table:style-name="ce5" office:value-type="string" calcext:value-type="string">
            <text:p>dask_refit_balanced_accuracy_post_fit</text:p>
          </table:table-cell>
          <table:table-cell table:style-name="ce5" office:value-type="string" calcext:value-type="string">
            <text:p>gstcv_sklearn_refit_balanced_accuracy_post_fit</text:p>
          </table:table-cell>
          <table:table-cell table:style-name="ce8" office:value-type="string" calcext:value-type="string">
            <text:p>gstcv_dask_refit_balanced_accuracy_post_fit</text:p>
          </table:table-cell>
          <table:table-cell table:style-name="ce2" office:value-type="string" calcext:value-type="string">
            <text:p>sklearn_refit_refit_fxn_post_fit</text:p>
          </table:table-cell>
          <table:table-cell table:style-name="ce5" office:value-type="string" calcext:value-type="string">
            <text:p>dask_refit_refit_fxn_post_fit</text:p>
          </table:table-cell>
          <table:table-cell table:style-name="ce5" office:value-type="string" calcext:value-type="string">
            <text:p>gstcv_sklearn_refit_refit_fxn_post_fit</text:p>
          </table:table-cell>
          <table:table-cell table:style-name="ce8" office:value-type="string" calcext:value-type="string">
            <text:p>gstcv_dask_refit_refit_fxn_post_fit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decision_function</text:p>
          </table:table-cell>
          <table:table-cell table:style-name="ce3" office:value-type="string" calcext:value-type="string">
            <text:p>This 'GridSearchCV' has no attribute 'decision_function'</text:p>
          </table:table-cell>
          <table:table-cell table:style-name="ce6" office:value-type="string" calcext:value-type="string">
            <text:p>This GridSearchCV instance was initialized with refit=False. decision_function is available only after refitting on the best parameters.</text:p>
          </table:table-cell>
          <table:table-cell table:style-name="ce6" office:value-type="string" calcext:value-type="string">
            <text:p>This GridSearchCV instance was initialized with `refit=False`. predict_proba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predict_proba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number-columns-repeated="2"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This GridSearchCV instance is not fitted yet. Call 'fit' with appropriate arguments before using this estimator.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number-columns-repeated="2"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This GridSearchCV instance is not fitted yet. Call 'fit' with appropriate arguments before using this estimator.</text:p>
          </table:table-cell>
          <table:table-cell table:style-name="ce3" office:value-type="string" calcext:value-type="string">
            <text:p>This 'GridSearchCV' has no attribute 'decision_function'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This GridSearchCV instance was initialized with `refit=False`. predict_proba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predict_proba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[-0.86067902  0.10246352  0.18006145  0.14636767  0.09058288 -0.84563307</text:p>
            <text:p>  0.26997423  0.11871371 -0.37354693  0.05664409  0.83706265  0.74966953</text:p>
            <text:p>  0.43884877 -0.02171491  0.72912698  0.16522759 -0.35184979  0.73952198</text:p>
            <text:p>  0.37479686  0.64295217]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[-5.05362013  1.3814503   0.63610158  0.33976499 -1.00654178 -4.00636643</text:p>
            <text:p>  2.13083489  1.01663185 -0.5650812   1.49825684  6.41293242  5.01593907</text:p>
            <text:p>  1.64562985  3.65267712  3.07573709  1.21677521  0.87199146  1.82387617</text:p>
            <text:p> -0.6774947   3.83580929]</text:p>
          </table:table-cell>
          <table:table-cell table:style-name="ce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style-name="ce3" office:value-type="string" calcext:value-type="string">
            <text:p>[-0.86067902  0.10246352  0.18006145  0.14636767  0.09058288 -0.84563307</text:p>
            <text:p>  0.26997423  0.11871371 -0.37354693  0.05664409  0.83706265  0.74966953</text:p>
            <text:p>  0.43884877 -0.02171491  0.72912698  0.16522759 -0.35184979  0.73952198</text:p>
            <text:p>  0.37479686  0.64295217]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[-0.86067902  0.10246352  0.18006145  0.14636767  0.09058288 -0.84563307</text:p>
            <text:p>  0.26997423  0.11871371 -0.37354693  0.05664409  0.83706265  0.74966953</text:p>
            <text:p>  0.43884877 -0.02171491  0.72912698  0.16522759 -0.35184979  0.73952198</text:p>
            <text:p>  0.37479686  0.64295217]</text:p>
          </table:table-cell>
          <table:table-cell table:style-name="ce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et_metadata_routing</text:p>
          </table:table-cell>
          <table:table-cell table:style-name="ce3" office:value-type="string" calcext:value-type="string">
            <text:p>{'estimator': {'mapping': [{'callee': 'fit', 'caller': 'fit'}], 'router': {'fit': {'sample_weight': None}, 'score': {'sample_weight': None}}}, 'scorer': {'mapping': [{'callee': 'score', 'caller': 'score'}, {'callee': 'score', 'caller': 'fit'}], 'router': {}}, 'splitter': {'mapping': [{'callee': 'split', 'caller': 'fit'}], 'router': {}}}</text:p>
          </table:table-cell>
          <table:table-cell table:style-name="ce6" office:value-type="string" calcext:value-type="string">
            <text:p>{'fit': {'groups': None}}</text:p>
          </table:table-cell>
          <table:table-cell table:style-name="ce6" office:value-type="string" calcext:value-type="string">
            <text:p>get_metadata_routing is not implemented in GridSearchThresholdCV</text:p>
          </table:table-cell>
          <table:table-cell table:style-name="ce9" office:value-type="string" calcext:value-type="string">
            <text:p>get_metadata_routing is not implemented in GridSearchThresholdCV</text:p>
          </table:table-cell>
          <table:table-cell table:style-name="ce3" office:value-type="string" calcext:value-type="string">
            <text:p>{'estimator': {'mapping': [{'callee': 'fit', 'caller': 'fit'}], 'router': {'fit': {'sample_weight': None}, 'score': {'sample_weight': None}}}, 'scorer': {'mapping': [{'callee': 'score', 'caller': 'score'}, {'callee': 'score', 'caller': 'fit'}], 'router': {}}, 'splitter': {'mapping': [{'callee': 'split', 'caller': 'fit'}], 'router': {}}}</text:p>
          </table:table-cell>
          <table:table-cell table:style-name="ce6" office:value-type="string" calcext:value-type="string">
            <text:p>{'fit': {'groups': None}}</text:p>
          </table:table-cell>
          <table:table-cell table:style-name="ce6" office:value-type="string" calcext:value-type="string">
            <text:p>get_metadata_routing is not implemented in GridSearchThresholdCV</text:p>
          </table:table-cell>
          <table:table-cell table:style-name="ce9" office:value-type="string" calcext:value-type="string">
            <text:p>get_metadata_routing is not implemented in GridSearchThresholdCV</text:p>
          </table:table-cell>
          <table:table-cell table:style-name="ce3" office:value-type="string" calcext:value-type="string">
            <text:p>{'estimator': {'mapping': [{'callee': 'fit', 'caller': 'fit'}], 'router': {'fit': {'sample_weight': None}, 'score': {'sample_weight': None}}}, 'scorer': {'mapping': [{'callee': 'score', 'caller': 'score'}, {'callee': 'score', 'caller': 'fit'}], 'router': {}}, 'splitter': {'mapping': [{'callee': 'split', 'caller': 'fit'}], 'router': {}}}</text:p>
          </table:table-cell>
          <table:table-cell table:style-name="ce6" office:value-type="string" calcext:value-type="string">
            <text:p>{'fit': {'groups': None}}</text:p>
          </table:table-cell>
          <table:table-cell table:style-name="ce6" office:value-type="string" calcext:value-type="string">
            <text:p>get_metadata_routing is not implemented in GridSearchThresholdCV</text:p>
          </table:table-cell>
          <table:table-cell table:style-name="ce9" office:value-type="string" calcext:value-type="string">
            <text:p>get_metadata_routing is not implemented in GridSearchThresholdCV</text:p>
          </table:table-cell>
          <table:table-cell table:style-name="ce3" office:value-type="string" calcext:value-type="string">
            <text:p>{'estimator': {'mapping': [{'callee': 'fit', 'caller': 'fit'}], 'router': {'fit': {'sample_weight': None}, 'score': {'sample_weight': None}}}, 'scorer': {'mapping': [{'callee': 'score', 'caller': 'score'}, {'callee': 'score', 'caller': 'fit'}], 'router': {}}, 'splitter': {'mapping': [{'callee': 'split', 'caller': 'fit'}], 'router': {}}}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get_metadata_routing is not implemented in GridSearchThresholdCV</text:p>
          </table:table-cell>
          <table:table-cell table:style-name="ce9" office:value-type="string" calcext:value-type="string">
            <text:p>get_metadata_routing is not implemented in GridSearchThresholdCV</text:p>
          </table:table-cell>
          <table:table-cell table:style-name="ce3" office:value-type="string" calcext:value-type="string">
            <text:p>{'estimator': {'mapping': [{'callee': 'fit', 'caller': 'fit'}], 'router': {'fit': {'sample_weight': None}, 'score': {'sample_weight': None}}}, 'scorer': {'mapping': [{'callee': 'score', 'caller': 'score'}, {'callee': 'score', 'caller': 'fit'}], 'router': {}}, 'splitter': {'mapping': [{'callee': 'split', 'caller': 'fit'}], 'router': {}}}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get_metadata_routing is not implemented in GridSearchThresholdCV</text:p>
          </table:table-cell>
          <table:table-cell table:style-name="ce9" office:value-type="string" calcext:value-type="string">
            <text:p>get_metadata_routing is not implemented in GridSearchThresholdCV</text:p>
          </table:table-cell>
          <table:table-cell table:style-name="ce3" office:value-type="string" calcext:value-type="string">
            <text:p>{'estimator': {'mapping': [{'callee': 'fit', 'caller': 'fit'}], 'router': {'fit': {'sample_weight': None}, 'score': {'sample_weight': None}}}, 'scorer': {'mapping': [{'callee': 'score', 'caller': 'score'}, {'callee': 'score', 'caller': 'fit'}], 'router': {}}, 'splitter': {'mapping': [{'callee': 'split', 'caller': 'fit'}], 'router': {}}}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get_metadata_routing is not implemented in GridSearchThresholdCV</text:p>
          </table:table-cell>
          <table:table-cell table:style-name="ce9" office:value-type="string" calcext:value-type="string">
            <text:p>get_metadata_routing is not implemented in GridSearchThresholdCV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et_params</text:p>
          </table:table-cell>
          <table:table-cell table:style-name="ce3" office:value-type="string" calcext:value-type="string">
            <text:p>{'cv': None, 'error_score': nan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estimator': LogisticRegression(max_iter=10000, tol=1e-06), 'n_jobs': None, 'param_grid': {'C': array([1.e-02, 1.e-01, 1.e+00, 1.e+01, 1.e+02])}, 'pre_dispatch': '2*n_jobs', 'refit': False, 'return_train_score': False, 'scoring': 'balanced_accuracy', 'verbose': 0}</text:p>
          </table:table-cell>
          <table:table-cell table:style-name="ce6" office:value-type="string" calcext:value-type="string">
            <text:p>{'cache_cv': True, 'cv': None, 'error_score': 'raise', 'estimator__C': 1.0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estimator': LogisticRegression(fit_intercept=False, max_iter=10000, solver='lbfgs',</text:p>
            <text:p>                   tol=1e-06), 'iid': True, 'n_jobs': -1, 'param_grid': {'C': array([1.e-02, 1.e-01, 1.e+00, 1.e+01, 1.e+02])}, 'refit': False, 'return_train_score': False, 'scheduler': None, 'scoring': 'balanced_accuracy'}</text:p>
          </table:table-cell>
          <table:table-cell table:style-name="ce6" office:value-type="string" calcext:value-type="string">
            <text:p>{'cv': None, 'error_score': nan, 'estimator': LogisticRegression(max_iter=10000, tol=1e-06)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n_jobs': None, 'param_grid': {'C': array([1.e-02, 1.e-01, 1.e+00, 1.e+01, 1.e+02])}, 'pre_dispatch': '2*n_jobs', 'refit': False, 'return_train_score': False, 'scoring': 'balanced_accuracy', 'verbose': 0}</text:p>
          </table:table-cell>
          <table:table-cell table:style-name="ce9" office:value-type="string" calcext:value-type="string">
            <text:p>{'cache_cv': True, 'cv': None, 'error_score': nan, 'estimator': LogisticRegression(fit_intercept=False, max_iter=10000, solver='lbfgs',</text:p>
            <text:p>                   tol=1e-06), 'estimator__C': 1.0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iid': True, 'n_jobs': None, 'param_grid': {'C': array([1.e-02, 1.e-01, 1.e+00, 1.e+01, 1.e+02])}, 'refit': False, 'return_train_score': False, 'scheduler': None, 'scoring': 'balanced_accuracy'}</text:p>
          </table:table-cell>
          <table:table-cell table:style-name="ce3" office:value-type="string" calcext:value-type="string">
            <text:p>{'cv': None, 'error_score': nan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estimator': LogisticRegression(max_iter=10000, tol=1e-06), 'n_jobs': None, 'param_grid': {'C': array([1.e-02, 1.e-01, 1.e+00, 1.e+01, 1.e+02])}, 'pre_dispatch': '2*n_jobs', 'refit': 'balanced_accuracy', 'return_train_score': False, 'scoring': 'balanced_accuracy', 'verbose': 0}</text:p>
          </table:table-cell>
          <table:table-cell table:style-name="ce6" office:value-type="string" calcext:value-type="string">
            <text:p>{'cache_cv': True, 'cv': None, 'error_score': 'raise', 'estimator__C': 1.0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estimator': LogisticRegression(fit_intercept=False, max_iter=10000, solver='lbfgs',</text:p>
            <text:p>                   tol=1e-06), 'iid': True, 'n_jobs': -1, 'param_grid': {'C': array([1.e-02, 1.e-01, 1.e+00, 1.e+01, 1.e+02])}, 'refit': 'balanced_accuracy', 'return_train_score': False, 'scheduler': None, 'scoring': 'balanced_accuracy'}</text:p>
          </table:table-cell>
          <table:table-cell table:style-name="ce6" office:value-type="string" calcext:value-type="string">
            <text:p>{'cv': None, 'error_score': nan, 'estimator': LogisticRegression(max_iter=10000, tol=1e-06)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n_jobs': None, 'param_grid': {'C': array([1.e-02, 1.e-01, 1.e+00, 1.e+01, 1.e+02])}, 'pre_dispatch': '2*n_jobs', 'refit': 'balanced_accuracy', 'return_train_score': False, 'scoring': 'balanced_accuracy', 'verbose': 0}</text:p>
          </table:table-cell>
          <table:table-cell table:style-name="ce9" office:value-type="string" calcext:value-type="string">
            <text:p>{'cache_cv': True, 'cv': None, 'error_score': nan, 'estimator': LogisticRegression(fit_intercept=False, max_iter=10000, solver='lbfgs',</text:p>
            <text:p>                   tol=1e-06), 'estimator__C': 1.0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iid': True, 'n_jobs': None, 'param_grid': {'C': array([1.e-02, 1.e-01, 1.e+00, 1.e+01, 1.e+02])}, 'refit': 'balanced_accuracy', 'return_train_score': False, 'scheduler': None, 'scoring': 'balanced_accuracy'}</text:p>
          </table:table-cell>
          <table:table-cell table:style-name="ce3" office:value-type="string" calcext:value-type="string">
            <text:p>{'cv': None, 'error_score': nan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estimator': LogisticRegression(max_iter=10000, tol=1e-06), 'n_jobs': None, 'param_grid': {'C': array([1.e-02, 1.e-01, 1.e+00, 1.e+01, 1.e+02])}, 'pre_dispatch': '2*n_jobs', 'refit': &lt;function refit_fxn at 0x7eff4bd8aac0&gt;, 'return_train_score': False, 'scoring': 'balanced_accuracy', 'verbose': 0}</text:p>
          </table:table-cell>
          <table:table-cell table:style-name="ce6" office:value-type="string" calcext:value-type="string">
            <text:p>{'cache_cv': True, 'cv': None, 'error_score': 'raise', 'estimator__C': 1.0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estimator': LogisticRegression(fit_intercept=False, max_iter=10000, solver='lbfgs',</text:p>
            <text:p>                   tol=1e-06), 'iid': True, 'n_jobs': -1, 'param_grid': {'C': array([1.e-02, 1.e-01, 1.e+00, 1.e+01, 1.e+02])}, 'refit': &lt;function refit_fxn at 0x7eff4bd8aac0&gt;, 'return_train_score': False, 'scheduler': None, 'scoring': 'balanced_accuracy'}</text:p>
          </table:table-cell>
          <table:table-cell table:style-name="ce6" office:value-type="string" calcext:value-type="string">
            <text:p>{'cv': None, 'error_score': nan, 'estimator': LogisticRegression(max_iter=10000, tol=1e-06)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n_jobs': None, 'param_grid': {'C': array([1.e-02, 1.e-01, 1.e+00, 1.e+01, 1.e+02])}, 'pre_dispatch': '2*n_jobs', 'refit': &lt;function refit_fxn at 0x7eff4bd8aac0&gt;, 'return_train_score': False, 'scoring': 'balanced_accuracy', 'verbose': 0}</text:p>
          </table:table-cell>
          <table:table-cell table:style-name="ce9" office:value-type="string" calcext:value-type="string">
            <text:p>{'cache_cv': True, 'cv': None, 'error_score': nan, 'estimator': LogisticRegression(fit_intercept=False, max_iter=10000, solver='lbfgs',</text:p>
            <text:p>                   tol=1e-06), 'estimator__C': 1.0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iid': True, 'n_jobs': None, 'param_grid': {'C': array([1.e-02, 1.e-01, 1.e+00, 1.e+01, 1.e+02])}, 'refit': &lt;function refit_fxn at 0x7eff4bd8aac0&gt;, 'return_train_score': False, 'scheduler': None, 'scoring': 'balanced_accuracy'}</text:p>
          </table:table-cell>
          <table:table-cell table:style-name="ce3" office:value-type="string" calcext:value-type="string">
            <text:p>{'cv': None, 'error_score': nan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estimator': LogisticRegression(max_iter=10000, tol=1e-06), 'n_jobs': None, 'param_grid': {'C': array([1.e-02, 1.e-01, 1.e+00, 1.e+01, 1.e+02])}, 'pre_dispatch': '2*n_jobs', 'refit': False, 'return_train_score': False, 'scoring': 'balanced_accuracy', 'verbose': 0}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{'cv': None, 'error_score': nan, 'estimator': LogisticRegression(C=100.0, max_iter=10000, tol=1e-06), 'estimator__C': 100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n_jobs': None, 'param_grid': {'C': array([1.e-02, 1.e-01, 1.e+00, 1.e+01, 1.e+02])}, 'pre_dispatch': '2*n_jobs', 'refit': False, 'return_train_score': False, 'scoring': 'balanced_accuracy', 'verbose': 0}</text:p>
          </table:table-cell>
          <table:table-cell table:style-name="ce9" office:value-type="string" calcext:value-type="string">
            <text:p>{'cache_cv': True, 'cv': None, 'error_score': nan, 'estimator': LogisticRegression(C=100.0, fit_intercept=False, max_iter=10000, solver='lbfgs',</text:p>
            <text:p>                   tol=1e-06), 'estimator__C': 100.0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iid': True, 'n_jobs': None, 'param_grid': {'C': array([1.e-02, 1.e-01, 1.e+00, 1.e+01, 1.e+02])}, 'refit': False, 'return_train_score': False, 'scheduler': None, 'scoring': 'balanced_accuracy'}</text:p>
          </table:table-cell>
          <table:table-cell table:style-name="ce3" office:value-type="string" calcext:value-type="string">
            <text:p>{'cv': None, 'error_score': nan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estimator': LogisticRegression(max_iter=10000, tol=1e-06), 'n_jobs': None, 'param_grid': {'C': array([1.e-02, 1.e-01, 1.e+00, 1.e+01, 1.e+02])}, 'pre_dispatch': '2*n_jobs', 'refit': 'balanced_accuracy', 'return_train_score': False, 'scoring': 'balanced_accuracy', 'verbose': 0}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{'cv': None, 'error_score': nan, 'estimator': LogisticRegression(C=100.0, max_iter=10000, tol=1e-06), 'estimator__C': 100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n_jobs': None, 'param_grid': {'C': array([1.e-02, 1.e-01, 1.e+00, 1.e+01, 1.e+02])}, 'pre_dispatch': '2*n_jobs', 'refit': 'balanced_accuracy', 'return_train_score': False, 'scoring': 'balanced_accuracy', 'verbose': 0}</text:p>
          </table:table-cell>
          <table:table-cell table:style-name="ce9" office:value-type="string" calcext:value-type="string">
            <text:p>{'cache_cv': True, 'cv': None, 'error_score': nan, 'estimator': LogisticRegression(fit_intercept=False, max_iter=10000, solver='lbfgs',</text:p>
            <text:p>                   tol=1e-06), 'estimator__C': 1.0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iid': True, 'n_jobs': None, 'param_grid': {'C': array([1.e-02, 1.e-01, 1.e+00, 1.e+01, 1.e+02])}, 'refit': 'balanced_accuracy', 'return_train_score': False, 'scheduler': None, 'scoring': 'balanced_accuracy'}</text:p>
          </table:table-cell>
          <table:table-cell table:style-name="ce3" office:value-type="string" calcext:value-type="string">
            <text:p>{'cv': None, 'error_score': nan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estimator': LogisticRegression(max_iter=10000, tol=1e-06), 'n_jobs': None, 'param_grid': {'C': array([1.e-02, 1.e-01, 1.e+00, 1.e+01, 1.e+02])}, 'pre_dispatch': '2*n_jobs', 'refit': &lt;function refit_fxn at 0x7eff4bd8aac0&gt;, 'return_train_score': False, 'scoring': 'balanced_accuracy', 'verbose': 0}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{'cv': None, 'error_score': nan, 'estimator': LogisticRegression(C=0.01, max_iter=10000, tol=1e-06), 'estimator__C': 0.01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n_jobs': None, 'param_grid': {'C': array([1.e-02, 1.e-01, 1.e+00, 1.e+01, 1.e+02])}, 'pre_dispatch': '2*n_jobs', 'refit': &lt;function refit_fxn at 0x7eff4bd8aac0&gt;, 'return_train_score': False, 'scoring': 'balanced_accuracy', 'verbose': 0}</text:p>
          </table:table-cell>
          <table:table-cell table:style-name="ce9" office:value-type="string" calcext:value-type="string">
            <text:p>{'cache_cv': True, 'cv': None, 'error_score': nan, 'estimator': LogisticRegression(C=0.01, fit_intercept=False, max_iter=10000, solver='lbfgs',</text:p>
            <text:p>                   tol=1e-06), 'estimator__C': 0.01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iid': True, 'n_jobs': None, 'param_grid': {'C': array([1.e-02, 1.e-01, 1.e+00, 1.e+01, 1.e+02])}, 'refit': &lt;function refit_fxn at 0x7eff4bd8aac0&gt;, 'return_train_score': False, 'scheduler': None, 'scoring': 'balanced_accuracy'}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verse_transform</text:p>
          </table:table-cell>
          <table:table-cell table:style-name="ce3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'LogisticRegression' object has no attribute 'inverse_transform'</text:p>
          </table:table-cell>
          <table:table-cell table:style-name="ce9" office:value-type="string" calcext:value-type="string">
            <text:p>'LogisticRegression' object has no attribute 'inverse_transform'</text:p>
          </table:table-cell>
          <table:table-cell table:style-name="ce3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'LogisticRegression' object has no attribute 'inverse_transform'</text:p>
          </table:table-cell>
          <table:table-cell table:style-name="ce9" office:value-type="string" calcext:value-type="string">
            <text:p>'LogisticRegression' object has no attribute 'inverse_transform'</text:p>
          </table:table-cell>
          <table:table-cell table:style-name="ce3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'LogisticRegression' object has no attribute 'inverse_transform'</text:p>
          </table:table-cell>
          <table:table-cell table:style-name="ce9" office:value-type="string" calcext:value-type="string">
            <text:p>'LogisticRegression' object has no attribute 'inverse_transform'</text:p>
          </table:table-cell>
          <table:table-cell table:style-name="ce3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'LogisticRegression' object has no attribute 'inverse_transform'</text:p>
          </table:table-cell>
          <table:table-cell table:style-name="ce9" office:value-type="string" calcext:value-type="string">
            <text:p>'LogisticRegression' object has no attribute 'inverse_transform'</text:p>
          </table:table-cell>
          <table:table-cell table:style-name="ce3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'LogisticRegression' object has no attribute 'inverse_transform'</text:p>
          </table:table-cell>
          <table:table-cell table:style-name="ce9" office:value-type="string" calcext:value-type="string">
            <text:p>'LogisticRegression' object has no attribute 'inverse_transform'</text:p>
          </table:table-cell>
          <table:table-cell table:style-name="ce3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'LogisticRegression' object has no attribute 'inverse_transform'</text:p>
          </table:table-cell>
          <table:table-cell table:style-name="ce9" office:value-type="string" calcext:value-type="string">
            <text:p>'LogisticRegression' object has no attribute 'inverse_transform'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edict</text:p>
          </table:table-cell>
          <table:table-cell table:style-name="ce3" office:value-type="string" calcext:value-type="string">
            <text:p>This 'GridSearchCV' has no attribute 'predict'</text:p>
          </table:table-cell>
          <table:table-cell table:style-name="ce6" office:value-type="string" calcext:value-type="string">
            <text:p>This GridSearchCV instance was initialized with refit=False. predict is available only after refitting on the best parameters.</text:p>
          </table:table-cell>
          <table:table-cell table:style-name="ce6" office:value-type="string" calcext:value-type="string">
            <text:p>This GridSearchCV instance was initialized with `refit=False`. predict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predict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number-columns-repeated="2"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This GridSearchCV instance is not fitted yet. Call 'fit' with appropriate arguments before using this estimator.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number-columns-repeated="2"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This GridSearchCV instance is not fitted yet. Call 'fit' with appropriate arguments before using this estimator.</text:p>
          </table:table-cell>
          <table:table-cell table:style-name="ce3" office:value-type="string" calcext:value-type="string">
            <text:p>This 'GridSearchCV' has no attribute 'predict'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This GridSearchCV instance was initialized with `refit=False`. predict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predict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[0 1 1 1 1 0 1 1 0 1 1 1 1 0 1 1 0 1 1 1]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[0 1 1 1 1 0 1 1 1 1 1 1 1 1 1 1 1 1 1 1]</text:p>
          </table:table-cell>
          <table:table-cell table:style-name="ce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style-name="ce3" office:value-type="string" calcext:value-type="string">
            <text:p>[0 1 1 1 1 0 1 1 0 1 1 1 1 0 1 1 0 1 1 1]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[0 1 1 1 1 0 1 1 0 1 1 1 1 0 1 1 0 1 1 1]</text:p>
          </table:table-cell>
          <table:table-cell table:style-name="ce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edict_log_proba</text:p>
          </table:table-cell>
          <table:table-cell table:style-name="ce3" office:value-type="string" calcext:value-type="string">
            <text:p>This 'GridSearchCV' has no attribute 'predict_log_proba'</text:p>
          </table:table-cell>
          <table:table-cell table:style-name="ce6" office:value-type="string" calcext:value-type="string">
            <text:p>This 'GridSearchCV' has no attribute 'predict_log_proba'</text:p>
          </table:table-cell>
          <table:table-cell table:style-name="ce6" office:value-type="string" calcext:value-type="string">
            <text:p>This GridSearchCV instance was initialized with `refit=False`. predict_log_proba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'LogisticRegression' object has no attribute 'predict_log_proba'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This 'GridSearchCV' has no attribute 'predict_log_proba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'LogisticRegression' object has no attribute 'predict_log_proba'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This 'GridSearchCV' has no attribute 'predict_log_proba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'LogisticRegression' object has no attribute 'predict_log_proba'</text:p>
          </table:table-cell>
          <table:table-cell table:style-name="ce3" office:value-type="string" calcext:value-type="string">
            <text:p>This 'GridSearchCV' has no attribute 'predict_log_proba'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This GridSearchCV instance was initialized with `refit=False`. predict_log_proba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'LogisticRegression' object has no attribute 'predict_log_proba'</text:p>
          </table:table-cell>
          <table:table-cell table:style-name="ce3" office:value-type="string" calcext:value-type="string">
            <text:p>[[-0.35267936 -1.21335838]</text:p>
            <text:p> [-0.74569071 -0.64322719]</text:p>
            <text:p> [-0.78722521 -0.60716376]</text:p>
            <text:p> [-0.76900657 -0.62263889]</text:p>
            <text:p> [-0.73946393 -0.64888105]</text:p>
            <text:p> [-0.35717467 -1.20280774]</text:p>
            <text:p> [-0.83721752 -0.56724329]</text:p>
            <text:p> [-0.75426462 -0.63555091]</text:p>
            <text:p> [-0.5237154  -0.89726233]</text:p>
            <text:p> [-0.72187024 -0.66522615]</text:p>
            <text:p> [-1.19681917 -0.35975652]</text:p>
            <text:p> [-1.13664657 -0.38697704]</text:p>
            <text:p> [-0.93645436 -0.49760559]</text:p>
            <text:p> [-0.68234867 -0.70406358]</text:p>
            <text:p> [-1.12274208 -0.3936151 ]</text:p>
            <text:p> [-0.77916962 -0.61394203]</text:p>
            <text:p> [-0.5326179  -0.88446769]</text:p>
            <text:p> [-1.12976654 -0.39024455]</text:p>
            <text:p> [-0.89800287 -0.52320602]</text:p>
            <text:p> [-1.06543044 -0.42247827]]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[[-6.36586757e-03 -5.05998600e+00]</text:p>
            <text:p> [-1.60556454e+00 -2.24114243e-01]</text:p>
            <text:p> [-1.06094573e+00 -4.24844144e-01]</text:p>
            <text:p> [-8.77390826e-01 -5.37625839e-01]</text:p>
            <text:p> [-3.11506534e-01 -1.31804832e+00]</text:p>
            <text:p> [-1.80357772e-02 -4.02440221e+00]</text:p>
            <text:p> [-2.24303626e+00 -1.12201371e-01]</text:p>
            <text:p> [-1.32544767e+00 -3.08815818e-01]</text:p>
            <text:p> [-4.50001156e-01 -1.01508236e+00]</text:p>
            <text:p> [-1.69998834e+00 -2.01731501e-01]</text:p>
            <text:p> [-6.41457129e+00 -1.63886399e-03]</text:p>
            <text:p> [-5.02254858e+00 -6.60951071e-03]</text:p>
            <text:p> [-1.82200965e+00 -1.76379799e-01]</text:p>
            <text:p> [-3.67826849e+00 -2.55913699e-02]</text:p>
            <text:p> [-3.12085920e+00 -4.51221069e-02]</text:p>
            <text:p> [-1.47619959e+00 -2.59424376e-01]</text:p>
            <text:p> [-1.22132214e+00 -3.49330678e-01]</text:p>
            <text:p> [-1.97350142e+00 -1.49625251e-01]</text:p>
            <text:p> [-4.10709871e-01 -1.08820457e+00]</text:p>
            <text:p> [-3.85716352e+00 -2.13542306e-02]]</text:p>
          </table:table-cell>
          <table:table-cell table:style-name="ce9" office:value-type="string" calcext:value-type="string">
            <text:p>'LogisticRegression' object has no attribute 'predict_log_proba'</text:p>
          </table:table-cell>
          <table:table-cell table:style-name="ce3" office:value-type="string" calcext:value-type="string">
            <text:p>[[-0.35267936 -1.21335838]</text:p>
            <text:p> [-0.74569071 -0.64322719]</text:p>
            <text:p> [-0.78722521 -0.60716376]</text:p>
            <text:p> [-0.76900657 -0.62263889]</text:p>
            <text:p> [-0.73946393 -0.64888105]</text:p>
            <text:p> [-0.35717467 -1.20280774]</text:p>
            <text:p> [-0.83721752 -0.56724329]</text:p>
            <text:p> [-0.75426462 -0.63555091]</text:p>
            <text:p> [-0.5237154  -0.89726233]</text:p>
            <text:p> [-0.72187024 -0.66522615]</text:p>
            <text:p> [-1.19681917 -0.35975652]</text:p>
            <text:p> [-1.13664657 -0.38697704]</text:p>
            <text:p> [-0.93645436 -0.49760559]</text:p>
            <text:p> [-0.68234867 -0.70406358]</text:p>
            <text:p> [-1.12274208 -0.3936151 ]</text:p>
            <text:p> [-0.77916962 -0.61394203]</text:p>
            <text:p> [-0.5326179  -0.88446769]</text:p>
            <text:p> [-1.12976654 -0.39024455]</text:p>
            <text:p> [-0.89800287 -0.52320602]</text:p>
            <text:p> [-1.06543044 -0.42247827]]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[[-0.35267936 -1.21335838]</text:p>
            <text:p> [-0.74569071 -0.64322719]</text:p>
            <text:p> [-0.78722521 -0.60716376]</text:p>
            <text:p> [-0.76900657 -0.62263889]</text:p>
            <text:p> [-0.73946393 -0.64888105]</text:p>
            <text:p> [-0.35717467 -1.20280774]</text:p>
            <text:p> [-0.83721752 -0.56724329]</text:p>
            <text:p> [-0.75426462 -0.63555091]</text:p>
            <text:p> [-0.5237154  -0.89726233]</text:p>
            <text:p> [-0.72187024 -0.66522615]</text:p>
            <text:p> [-1.19681917 -0.35975652]</text:p>
            <text:p> [-1.13664657 -0.38697704]</text:p>
            <text:p> [-0.93645436 -0.49760559]</text:p>
            <text:p> [-0.68234867 -0.70406358]</text:p>
            <text:p> [-1.12274208 -0.3936151 ]</text:p>
            <text:p> [-0.77916962 -0.61394203]</text:p>
            <text:p> [-0.5326179  -0.88446769]</text:p>
            <text:p> [-1.12976654 -0.39024455]</text:p>
            <text:p> [-0.89800287 -0.52320602]</text:p>
            <text:p> [-1.06543044 -0.42247827]]</text:p>
          </table:table-cell>
          <table:table-cell table:style-name="ce9" office:value-type="string" calcext:value-type="string">
            <text:p>'LogisticRegression' object has no attribute 'predict_log_proba'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edict_proba</text:p>
          </table:table-cell>
          <table:table-cell table:style-name="ce3" office:value-type="string" calcext:value-type="string">
            <text:p>This 'GridSearchCV' has no attribute 'predict_proba'</text:p>
          </table:table-cell>
          <table:table-cell table:style-name="ce6" office:value-type="string" calcext:value-type="string">
            <text:p>This GridSearchCV instance was initialized with refit=False. predict_proba is available only after refitting on the best parameters.</text:p>
          </table:table-cell>
          <table:table-cell table:style-name="ce6" office:value-type="string" calcext:value-type="string">
            <text:p>This GridSearchCV instance was initialized with `refit=False`. predict_proba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predict_proba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number-columns-repeated="2"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This GridSearchCV instance is not fitted yet. Call 'fit' with appropriate arguments before using this estimator.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number-columns-repeated="2"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This GridSearchCV instance is not fitted yet. Call 'fit' with appropriate arguments before using this estimator.</text:p>
          </table:table-cell>
          <table:table-cell table:style-name="ce3" office:value-type="string" calcext:value-type="string">
            <text:p>This 'GridSearchCV' has no attribute 'predict_proba'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This GridSearchCV instance was initialized with `refit=False`. predict_proba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predict_proba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[[0.7028025  0.2971975 ]</text:p>
            <text:p> [0.47440651 0.52559349]</text:p>
            <text:p> [0.45510587 0.54489413]</text:p>
            <text:p> [0.46347327 0.53652673]</text:p>
            <text:p> [0.47736975 0.52263025]</text:p>
            <text:p> [0.69965028 0.30034972]</text:p>
            <text:p> [0.43291342 0.56708658]</text:p>
            <text:p> [0.47035638 0.52964362]</text:p>
            <text:p> [0.59231576 0.40768424]</text:p>
            <text:p> [0.48584276 0.51415724]</text:p>
            <text:p> [0.30215379 0.69784621]</text:p>
            <text:p> [0.32089331 0.67910669]</text:p>
            <text:p> [0.39201532 0.60798468]</text:p>
            <text:p> [0.50542851 0.49457149]</text:p>
            <text:p> [0.32538634 0.67461366]</text:p>
            <text:p> [0.45878682 0.54121318]</text:p>
            <text:p> [0.58706608 0.41293392]</text:p>
            <text:p> [0.32310868 0.67689132]</text:p>
            <text:p> [0.40738244 0.59261756]</text:p>
            <text:p> [0.3445795  0.6554205 ]]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[[0.99365435 0.00634565]</text:p>
            <text:p> [0.20077618 0.79922382]</text:p>
            <text:p> [0.34612831 0.65387169]</text:p>
            <text:p> [0.41586657 0.58413343]</text:p>
            <text:p> [0.73234283 0.26765717]</text:p>
            <text:p> [0.98212589 0.01787411]</text:p>
            <text:p> [0.10613576 0.89386424]</text:p>
            <text:p> [0.26568399 0.73431601]</text:p>
            <text:p> [0.63762741 0.36237259]</text:p>
            <text:p> [0.18268565 0.81731435]</text:p>
            <text:p> [0.00163752 0.99836248]</text:p>
            <text:p> [0.00658772 0.99341228]</text:p>
            <text:p> [0.16170046 0.83829954]</text:p>
            <text:p> [0.02526669 0.97473331]</text:p>
            <text:p> [0.04411924 0.95588076]</text:p>
            <text:p> [0.22850445 0.77149555]</text:p>
            <text:p> [0.29484009 0.70515991]</text:p>
            <text:p> [0.13896941 0.86103059]</text:p>
            <text:p> [0.66317931 0.33682069]</text:p>
            <text:p> [0.02112784 0.97887216]]</text:p>
          </table:table-cell>
          <table:table-cell table:style-name="ce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style-name="ce3" office:value-type="string" calcext:value-type="string">
            <text:p>[[0.7028025  0.2971975 ]</text:p>
            <text:p> [0.47440651 0.52559349]</text:p>
            <text:p> [0.45510587 0.54489413]</text:p>
            <text:p> [0.46347327 0.53652673]</text:p>
            <text:p> [0.47736975 0.52263025]</text:p>
            <text:p> [0.69965028 0.30034972]</text:p>
            <text:p> [0.43291342 0.56708658]</text:p>
            <text:p> [0.47035638 0.52964362]</text:p>
            <text:p> [0.59231576 0.40768424]</text:p>
            <text:p> [0.48584276 0.51415724]</text:p>
            <text:p> [0.30215379 0.69784621]</text:p>
            <text:p> [0.32089331 0.67910669]</text:p>
            <text:p> [0.39201532 0.60798468]</text:p>
            <text:p> [0.50542851 0.49457149]</text:p>
            <text:p> [0.32538634 0.67461366]</text:p>
            <text:p> [0.45878682 0.54121318]</text:p>
            <text:p> [0.58706608 0.41293392]</text:p>
            <text:p> [0.32310868 0.67689132]</text:p>
            <text:p> [0.40738244 0.59261756]</text:p>
            <text:p> [0.3445795  0.6554205 ]]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[[0.7028025  0.2971975 ]</text:p>
            <text:p> [0.47440651 0.52559349]</text:p>
            <text:p> [0.45510587 0.54489413]</text:p>
            <text:p> [0.46347327 0.53652673]</text:p>
            <text:p> [0.47736975 0.52263025]</text:p>
            <text:p> [0.69965028 0.30034972]</text:p>
            <text:p> [0.43291342 0.56708658]</text:p>
            <text:p> [0.47035638 0.52964362]</text:p>
            <text:p> [0.59231576 0.40768424]</text:p>
            <text:p> [0.48584276 0.51415724]</text:p>
            <text:p> [0.30215379 0.69784621]</text:p>
            <text:p> [0.32089331 0.67910669]</text:p>
            <text:p> [0.39201532 0.60798468]</text:p>
            <text:p> [0.50542851 0.49457149]</text:p>
            <text:p> [0.32538634 0.67461366]</text:p>
            <text:p> [0.45878682 0.54121318]</text:p>
            <text:p> [0.58706608 0.41293392]</text:p>
            <text:p> [0.32310868 0.67689132]</text:p>
            <text:p> [0.40738244 0.59261756]</text:p>
            <text:p> [0.3445795  0.6554205 ]]</text:p>
          </table:table-cell>
          <table:table-cell table:style-name="ce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ore</text:p>
          </table:table-cell>
          <table:table-cell table:style-name="ce3" office:value-type="string" calcext:value-type="string">
            <text:p>This GridSearchCV instance was initialized with `refit=False`. score is available only after refitting on the best parameters. You can refit an estimator manually using the `best_params_` attribute</text:p>
          </table:table-cell>
          <table:table-cell table:style-name="ce6" office:value-type="string" calcext:value-type="string">
            <text:p>'GridSearchCV' object has no attribute 'scorer_'</text:p>
          </table:table-cell>
          <table:table-cell table:style-name="ce6" office:value-type="string" calcext:value-type="string">
            <text:p>This GridSearchCV instance was initialized with `refit=False`. score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score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'GridSearchCV' object has no attribute 'scorer_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This GridSearchCV instance is not fitted yet. Call 'fit' with appropriate arguments before using this estimator.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'GridSearchCV' object has no attribute 'scorer_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This GridSearchCV instance is not fitted yet. Call 'fit' with appropriate arguments before using this estimator.</text:p>
          </table:table-cell>
          <table:table-cell table:style-name="ce3" office:value-type="string" calcext:value-type="string">
            <text:p>This GridSearchCV instance was initialized with `refit=False`. score is available only after refitting on the best parameters. You can refit an estimator manually using the `best_params_` attribute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This GridSearchCV instance was initialized with `refit=False`. score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score is available only after refitting on the best parameters. You can refit an estimator manually using the `best_params_` attribute</text:p>
          </table:table-cell>
          <table:table-cell table:style-name="ce3" office:value-type="float" office:value="0.55952380952381" calcext:value-type="float">
            <text:p>0.55952380952381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float" office:value="0.666666666666667" calcext:value-type="float">
            <text:p>0.666666666666667</text:p>
          </table:table-cell>
          <table:table-cell table:style-name="ce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style-name="ce11" office:value-type="float" office:value="0.55952380952381" calcext:value-type="float">
            <text:p>0.55952380952381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12" office:value-type="string" calcext:value-type="string">
            <text:p>&lt;function refit_fxn at 0x7eff4bd8aac0&gt;</text:p>
          </table:table-cell>
          <table:table-cell table:style-name="ce13" office:value-type="string" calcext:value-type="string">
            <text:p>&lt;function refit_fxn at 0x7eff4bd8aac0&gt;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ore_samples</text:p>
          </table:table-cell>
          <table:table-cell table:style-name="ce3" office:value-type="string" calcext:value-type="string">
            <text:p>This 'GridSearchCV' has no attribute 'score_samples'</text:p>
          </table:table-cell>
          <table:table-cell table:style-name="ce6" office:value-type="string" calcext:value-type="string">
            <text:p>'GridSearchCV' object has no attribute 'score_samples'</text:p>
          </table:table-cell>
          <table:table-cell table:style-name="ce6" office:value-type="string" calcext:value-type="string">
            <text:p>'LogisticRegression' object has no attribute 'score_samples'</text:p>
          </table:table-cell>
          <table:table-cell table:style-name="ce9" office:value-type="string" calcext:value-type="string">
            <text:p>'LogisticRegression' object has no attribute 'score_samples'</text:p>
          </table:table-cell>
          <table:table-cell table:style-name="ce3" office:value-type="string" calcext:value-type="string">
            <text:p>This 'GridSearchCV' has no attribute 'score_samples'</text:p>
          </table:table-cell>
          <table:table-cell table:style-name="ce6" office:value-type="string" calcext:value-type="string">
            <text:p>'GridSearchCV' object has no attribute 'score_samples'</text:p>
          </table:table-cell>
          <table:table-cell table:style-name="ce6" office:value-type="string" calcext:value-type="string">
            <text:p>'LogisticRegression' object has no attribute 'score_samples'</text:p>
          </table:table-cell>
          <table:table-cell table:style-name="ce9" office:value-type="string" calcext:value-type="string">
            <text:p>'LogisticRegression' object has no attribute 'score_samples'</text:p>
          </table:table-cell>
          <table:table-cell table:style-name="ce3" office:value-type="string" calcext:value-type="string">
            <text:p>This 'GridSearchCV' has no attribute 'score_samples'</text:p>
          </table:table-cell>
          <table:table-cell table:style-name="ce6" office:value-type="string" calcext:value-type="string">
            <text:p>'GridSearchCV' object has no attribute 'score_samples'</text:p>
          </table:table-cell>
          <table:table-cell table:style-name="ce6" office:value-type="string" calcext:value-type="string">
            <text:p>'LogisticRegression' object has no attribute 'score_samples'</text:p>
          </table:table-cell>
          <table:table-cell table:style-name="ce9" office:value-type="string" calcext:value-type="string">
            <text:p>'LogisticRegression' object has no attribute 'score_samples'</text:p>
          </table:table-cell>
          <table:table-cell table:style-name="ce3" office:value-type="string" calcext:value-type="string">
            <text:p>This 'GridSearchCV' has no attribute 'score_samples'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'LogisticRegression' object has no attribute 'score_samples'</text:p>
          </table:table-cell>
          <table:table-cell table:style-name="ce9" office:value-type="string" calcext:value-type="string">
            <text:p>'LogisticRegression' object has no attribute 'score_samples'</text:p>
          </table:table-cell>
          <table:table-cell table:style-name="ce3" office:value-type="string" calcext:value-type="string">
            <text:p>This 'GridSearchCV' has no attribute 'score_samples'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'LogisticRegression' object has no attribute 'score_samples'</text:p>
          </table:table-cell>
          <table:table-cell table:style-name="ce9" office:value-type="string" calcext:value-type="string">
            <text:p>'LogisticRegression' object has no attribute 'score_samples'</text:p>
          </table:table-cell>
          <table:table-cell table:style-name="ce3" office:value-type="string" calcext:value-type="string">
            <text:p>This 'GridSearchCV' has no attribute 'score_samples'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'LogisticRegression' object has no attribute 'score_samples'</text:p>
          </table:table-cell>
          <table:table-cell table:style-name="ce9" office:value-type="string" calcext:value-type="string">
            <text:p>'LogisticRegression' object has no attribute 'score_samples'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t_params</text:p>
          </table:table-cell>
          <table:table-cell table:style-name="ce3" office:value-type="string" calcext:value-type="string">
            <text:p>GridSearchCV(estimator=LogisticRegression(C=100, max_iter=10000, tol=1e-06),</text:p>
            <text:p>             param_grid={'C': array([1.e-02, 1.e-01, 1.e+00, 1.e+01, 1.e+02])},</text:p>
            <text:p>             refit=False, scoring='balanced_accuracy')</text:p>
          </table:table-cell>
          <table:table-cell table:style-name="ce6" office:value-type="string" calcext:value-type="string">
            <text:p>GridSearchCV(estimator=LogisticRegression(C=100, fit_intercept=False,</text:p>
            <text:p>                                          max_iter=10000, solver='lbfgs',</text:p>
            <text:p>                                          tol=1e-06),</text:p>
            <text:p>             param_grid={'C': array([1.e-02, 1.e-01, 1.e+00, 1.e+01, 1.e+02])},</text:p>
            <text:p>             refit=False, scoring='balanced_accuracy')</text:p>
          </table:table-cell>
          <table:table-cell table:style-name="ce6" office:value-type="string" calcext:value-type="string">
            <text:p>&lt;GridSearchThresholdCV.GridSearchThresholdCV object at 0x7eff4df198d0&gt;</text:p>
          </table:table-cell>
          <table:table-cell table:style-name="ce9" office:value-type="string" calcext:value-type="string">
            <text:p>&lt;GridSearchThresholdCV.GridSearchThresholdCV object at 0x7eff4bdae650&gt;</text:p>
          </table:table-cell>
          <table:table-cell table:style-name="ce3" office:value-type="string" calcext:value-type="string">
            <text:p>GridSearchCV(estimator=LogisticRegression(C=100, max_iter=10000, tol=1e-06),</text:p>
            <text:p>             param_grid={'C': array([1.e-02, 1.e-01, 1.e+00, 1.e+01, 1.e+02])},</text:p>
            <text:p>             refit='balanced_accuracy', scoring='balanced_accuracy')</text:p>
          </table:table-cell>
          <table:table-cell table:style-name="ce6" office:value-type="string" calcext:value-type="string">
            <text:p>GridSearchCV(estimator=LogisticRegression(C=100, fit_intercept=False,</text:p>
            <text:p>                                          max_iter=10000, solver='lbfgs',</text:p>
            <text:p>                                          tol=1e-06),</text:p>
            <text:p>             param_grid={'C': array([1.e-02, 1.e-01, 1.e+00, 1.e+01, 1.e+02])},</text:p>
            <text:p>             refit='balanced_accuracy', scoring='balanced_accuracy')</text:p>
          </table:table-cell>
          <table:table-cell table:style-name="ce6" office:value-type="string" calcext:value-type="string">
            <text:p>&lt;GridSearchThresholdCV.GridSearchThresholdCV object at 0x7eff4df49550&gt;</text:p>
          </table:table-cell>
          <table:table-cell table:style-name="ce9" office:value-type="string" calcext:value-type="string">
            <text:p>&lt;GridSearchThresholdCV.GridSearchThresholdCV object at 0x7effa62bec50&gt;</text:p>
          </table:table-cell>
          <table:table-cell table:style-name="ce3" office:value-type="string" calcext:value-type="string">
            <text:p>GridSearchCV(estimator=LogisticRegression(C=100, max_iter=10000, tol=1e-06),</text:p>
            <text:p>             param_grid={'C': array([1.e-02, 1.e-01, 1.e+00, 1.e+01, 1.e+02])},</text:p>
            <text:p>             refit=&lt;function refit_fxn at 0x7eff4bd8aac0&gt;,</text:p>
            <text:p>             scoring='balanced_accuracy')</text:p>
          </table:table-cell>
          <table:table-cell table:style-name="ce6" office:value-type="string" calcext:value-type="string">
            <text:p>GridSearchCV(estimator=LogisticRegression(C=100, fit_intercept=False,</text:p>
            <text:p>                                          max_iter=10000, solver='lbfgs',</text:p>
            <text:p>                                          tol=1e-06),</text:p>
            <text:p>             param_grid={'C': array([1.e-02, 1.e-01, 1.e+00, 1.e+01, 1.e+02])},</text:p>
            <text:p>             refit=&lt;function refit_fxn at 0x7eff4bd8aac0&gt;,</text:p>
            <text:p>             scoring='balanced_accuracy')</text:p>
          </table:table-cell>
          <table:table-cell table:style-name="ce6" office:value-type="string" calcext:value-type="string">
            <text:p>&lt;GridSearchThresholdCV.GridSearchThresholdCV object at 0x7eff4f8f35d0&gt;</text:p>
          </table:table-cell>
          <table:table-cell table:style-name="ce9" office:value-type="string" calcext:value-type="string">
            <text:p>&lt;GridSearchThresholdCV.GridSearchThresholdCV object at 0x7eff4df49550&gt;</text:p>
          </table:table-cell>
          <table:table-cell table:style-name="ce3" office:value-type="string" calcext:value-type="string">
            <text:p>GridSearchCV(estimator=LogisticRegression(C=100, max_iter=10000, tol=1e-06),</text:p>
            <text:p>             param_grid={'C': array([1.e-02, 1.e-01, 1.e+00, 1.e+01, 1.e+02])},</text:p>
            <text:p>             refit=False, scoring='balanced_accuracy')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&lt;GridSearchThresholdCV.GridSearchThresholdCV object at 0x7eff4be34510&gt;</text:p>
          </table:table-cell>
          <table:table-cell table:style-name="ce9" office:value-type="string" calcext:value-type="string">
            <text:p>&lt;GridSearchThresholdCV.GridSearchThresholdCV object at 0x7eff4bddb3d0&gt;</text:p>
          </table:table-cell>
          <table:table-cell table:style-name="ce3" office:value-type="string" calcext:value-type="string">
            <text:p>GridSearchCV(estimator=LogisticRegression(C=100, max_iter=10000, tol=1e-06),</text:p>
            <text:p>             param_grid={'C': array([1.e-02, 1.e-01, 1.e+00, 1.e+01, 1.e+02])},</text:p>
            <text:p>             refit='balanced_accuracy', scoring='balanced_accuracy')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&lt;GridSearchThresholdCV.GridSearchThresholdCV object at 0x7eff4be3c510&gt;</text:p>
          </table:table-cell>
          <table:table-cell table:style-name="ce9" office:value-type="string" calcext:value-type="string">
            <text:p>&lt;GridSearchThresholdCV.GridSearchThresholdCV object at 0x7eff499e5a50&gt;</text:p>
          </table:table-cell>
          <table:table-cell table:style-name="ce3" office:value-type="string" calcext:value-type="string">
            <text:p>GridSearchCV(estimator=LogisticRegression(C=100, max_iter=10000, tol=1e-06),</text:p>
            <text:p>             param_grid={'C': array([1.e-02, 1.e-01, 1.e+00, 1.e+01, 1.e+02])},</text:p>
            <text:p>             refit=&lt;function refit_fxn at 0x7eff4bd8aac0&gt;,</text:p>
            <text:p>             scoring='balanced_accuracy')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&lt;GridSearchThresholdCV.GridSearchThresholdCV object at 0x7eff4e844510&gt;</text:p>
          </table:table-cell>
          <table:table-cell table:style-name="ce9" office:value-type="string" calcext:value-type="string">
            <text:p>&lt;GridSearchThresholdCV.GridSearchThresholdCV object at 0x7eff4e844510&gt;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orm</text:p>
          </table:table-cell>
          <table:table-cell table:style-name="ce3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'LogisticRegression' object has no attribute 'transform'</text:p>
          </table:table-cell>
          <table:table-cell table:style-name="ce9" office:value-type="string" calcext:value-type="string">
            <text:p>'LogisticRegression' object has no attribute 'transform'</text:p>
          </table:table-cell>
          <table:table-cell table:style-name="ce3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'LogisticRegression' object has no attribute 'transform'</text:p>
          </table:table-cell>
          <table:table-cell table:style-name="ce9" office:value-type="string" calcext:value-type="string">
            <text:p>'LogisticRegression' object has no attribute 'transform'</text:p>
          </table:table-cell>
          <table:table-cell table:style-name="ce3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'LogisticRegression' object has no attribute 'transform'</text:p>
          </table:table-cell>
          <table:table-cell table:style-name="ce9" office:value-type="string" calcext:value-type="string">
            <text:p>'LogisticRegression' object has no attribute 'transform'</text:p>
          </table:table-cell>
          <table:table-cell table:style-name="ce3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'LogisticRegression' object has no attribute 'transform'</text:p>
          </table:table-cell>
          <table:table-cell table:style-name="ce9" office:value-type="string" calcext:value-type="string">
            <text:p>'LogisticRegression' object has no attribute 'transform'</text:p>
          </table:table-cell>
          <table:table-cell table:style-name="ce3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'LogisticRegression' object has no attribute 'transform'</text:p>
          </table:table-cell>
          <table:table-cell table:style-name="ce9" office:value-type="string" calcext:value-type="string">
            <text:p>'LogisticRegression' object has no attribute 'transform'</text:p>
          </table:table-cell>
          <table:table-cell table:style-name="ce3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'LogisticRegression' object has no attribute 'transform'</text:p>
          </table:table-cell>
          <table:table-cell table:style-name="ce9" office:value-type="string" calcext:value-type="string">
            <text:p>'LogisticRegression' object has no attribute 'transform'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isualize</text:p>
          </table:table-cell>
          <table:table-cell table:style-name="ce4" office:value-type="string" calcext:value-type="string">
            <text:p>'GridSearchCV' object has no attribute 'visualize'</text:p>
          </table:table-cell>
          <table:table-cell table:style-name="ce7" office:value-type="string" calcext:value-type="string">
            <text:p>This GridSearchCV instance is not fitted yet. Call 'fit' with appropriate arguments before using this estimator.</text:p>
          </table:table-cell>
          <table:table-cell table:style-name="ce7" office:value-type="string" calcext:value-type="string">
            <text:p>Cannot visualize a sklearn estimator</text:p>
          </table:table-cell>
          <table:table-cell table:style-name="ce10" office:value-type="string" calcext:value-type="string">
            <text:p>This GridSearchCV instance is not fitted yet. Call 'fit' with appropriate arguments before using this estimator.</text:p>
          </table:table-cell>
          <table:table-cell table:style-name="ce4" office:value-type="string" calcext:value-type="string">
            <text:p>'GridSearchCV' object has no attribute 'visualize'</text:p>
          </table:table-cell>
          <table:table-cell table:style-name="ce7" office:value-type="string" calcext:value-type="string">
            <text:p>This GridSearchCV instance is not fitted yet. Call 'fit' with appropriate arguments before using this estimator.</text:p>
          </table:table-cell>
          <table:table-cell table:style-name="ce7" office:value-type="string" calcext:value-type="string">
            <text:p>Cannot visualize a sklearn estimator</text:p>
          </table:table-cell>
          <table:table-cell table:style-name="ce10" office:value-type="string" calcext:value-type="string">
            <text:p>This GridSearchCV instance is not fitted yet. Call 'fit' with appropriate arguments before using this estimator.</text:p>
          </table:table-cell>
          <table:table-cell table:style-name="ce4" office:value-type="string" calcext:value-type="string">
            <text:p>'GridSearchCV' object has no attribute 'visualize'</text:p>
          </table:table-cell>
          <table:table-cell table:style-name="ce7" office:value-type="string" calcext:value-type="string">
            <text:p>This GridSearchCV instance is not fitted yet. Call 'fit' with appropriate arguments before using this estimator.</text:p>
          </table:table-cell>
          <table:table-cell table:style-name="ce7" office:value-type="string" calcext:value-type="string">
            <text:p>Cannot visualize a sklearn estimator</text:p>
          </table:table-cell>
          <table:table-cell table:style-name="ce10" office:value-type="string" calcext:value-type="string">
            <text:p>This GridSearchCV instance is not fitted yet. Call 'fit' with appropriate arguments before using this estimator.</text:p>
          </table:table-cell>
          <table:table-cell table:style-name="ce4" office:value-type="string" calcext:value-type="string">
            <text:p>'GridSearchCV' object has no attribute 'visualize'</text:p>
          </table:table-cell>
          <table:table-cell table:style-name="ce7" office:value-type="string" calcext:value-type="string">
            <text:p>'DataFrame' object has no attribute 'ravel'</text:p>
          </table:table-cell>
          <table:table-cell table:style-name="ce7" office:value-type="string" calcext:value-type="string">
            <text:p>Cannot visualize a sklearn estimator</text:p>
          </table:table-cell>
          <table:table-cell table:style-name="ce10" office:value-type="string" calcext:value-type="string">
            <text:p>&lt;IPython.core.display.Image object&gt;</text:p>
          </table:table-cell>
          <table:table-cell table:style-name="ce4" office:value-type="string" calcext:value-type="string">
            <text:p>'GridSearchCV' object has no attribute 'visualize'</text:p>
          </table:table-cell>
          <table:table-cell table:style-name="ce7" office:value-type="string" calcext:value-type="string">
            <text:p>'DataFrame' object has no attribute 'ravel'</text:p>
          </table:table-cell>
          <table:table-cell table:style-name="ce7" office:value-type="string" calcext:value-type="string">
            <text:p>Cannot visualize a sklearn estimator</text:p>
          </table:table-cell>
          <table:table-cell table:style-name="ce10" office:value-type="string" calcext:value-type="string">
            <text:p>&lt;IPython.core.display.Image object&gt;</text:p>
          </table:table-cell>
          <table:table-cell table:style-name="ce4" office:value-type="string" calcext:value-type="string">
            <text:p>'GridSearchCV' object has no attribute 'visualize'</text:p>
          </table:table-cell>
          <table:table-cell table:style-name="ce7" office:value-type="string" calcext:value-type="string">
            <text:p>dask cannot take callable for refit</text:p>
          </table:table-cell>
          <table:table-cell table:style-name="ce7" office:value-type="string" calcext:value-type="string">
            <text:p>Cannot visualize a sklearn estimator</text:p>
          </table:table-cell>
          <table:table-cell table:style-name="ce10" office:value-type="string" calcext:value-type="string">
            <text:p>&lt;IPython.core.display.Image object&gt;</text:p>
          </table:table-cell>
          <table:table-cell table:number-columns-repeated="99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6T16:09:27.175111492</dc:date>
    <meta:editing-duration>PT12M24S</meta:editing-duration>
    <meta:editing-cycles>7</meta:editing-cycles>
    <meta:generator>LibreOffice/7.3.7.2$Linux_X86_64 LibreOffice_project/30$Build-2</meta:generator>
    <meta:document-statistic meta:table-count="1" meta:cell-count="324" meta:object-count="0"/>
  </office:meta>
</office:document-meta>
</file>